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DejaVu Sans" svg:font-family="'DejaVu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165cm" table:align="left" style:writing-mode="lr-tb"/>
    </style:style>
    <style:style style:name="Table1.A" style:family="table-column">
      <style:table-column-properties style:column-width="3.251cm"/>
    </style:style>
    <style:style style:name="Table1.B" style:family="table-column">
      <style:table-column-properties style:column-width="0.25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3.007cm"/>
    </style:style>
    <style:style style:name="Table1.E" style:family="table-column">
      <style:table-column-properties style:column-width="3cm"/>
    </style:style>
    <style:style style:name="Table1.G" style:family="table-column">
      <style:table-column-properties style:column-width="3.156cm"/>
    </style:style>
    <style:style style:name="Table1.1" style:family="table-row">
      <style:table-row-properties style:row-height="1.401cm" fo:keep-together="always"/>
    </style:style>
    <style:style style:name="Table1.A1" style:family="table-cell">
      <style:table-cell-properties style:vertical-align="top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0.425cm" fo:keep-together="always"/>
    </style:style>
    <style:style style:name="Table1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3" style:family="table-row">
      <style:table-row-properties style:min-row-height="2.501cm" fo:keep-together="auto"/>
    </style:style>
    <style:style style:name="Table1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4" style:family="table-row">
      <style:table-row-properties style:row-height="3.149cm" fo:keep-together="auto"/>
    </style:style>
    <style:style style:name="Table1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row-height="2.501cm" fo:keep-together="always"/>
    </style:style>
    <style:style style:name="Table1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6" style:family="table-row">
      <style:table-row-properties style:row-height="2.501cm" fo:keep-together="auto"/>
    </style:style>
    <style:style style:name="Table1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8" style:family="table-row">
      <style:table-row-properties style:row-height="8.001cm" fo:keep-together="auto"/>
    </style:style>
    <style:style style:name="Table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9" style:family="table-row">
      <style:table-row-properties style:min-row-height="0.734cm" fo:keep-together="always"/>
    </style:style>
    <style:style style:name="Table1.10" style:family="table-row">
      <style:table-row-properties style:min-row-height="1.155cm" fo:keep-together="always"/>
    </style:style>
    <style:style style:name="Table1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11" style:family="table-row">
      <style:table-row-properties style:min-row-height="1.252cm" fo:keep-together="always"/>
    </style:style>
    <style:style style:name="Table1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12" style:family="table-row">
      <style:table-row-properties style:min-row-height="1.432cm" fo:keep-together="always"/>
    </style:style>
    <style:style style:name="Table1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8.126cm" table:align="left" style:writing-mode="lr-tb"/>
    </style:style>
    <style:style style:name="Table2.A" style:family="table-column">
      <style:table-column-properties style:column-width="12.252cm"/>
    </style:style>
    <style:style style:name="Table2.B" style:family="table-column">
      <style:table-column-properties style:column-width="2.501cm"/>
    </style:style>
    <style:style style:name="Table2.C" style:family="table-column">
      <style:table-column-properties style:column-width="3.37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2f2f2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3cm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4" style:family="table-row">
      <style:table-row-properties style:min-row-height="2.81cm" fo:keep-together="auto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8.126cm" table:align="left" style:writing-mode="lr-tb"/>
    </style:style>
    <style:style style:name="Table3.A" style:family="table-column">
      <style:table-column-properties style:column-width="4.501cm"/>
    </style:style>
    <style:style style:name="Table3.B" style:family="table-column">
      <style:table-column-properties style:column-width="7.751cm"/>
    </style:style>
    <style:style style:name="Table3.C" style:family="table-column">
      <style:table-column-properties style:column-width="5.874cm"/>
    </style:style>
    <style:style style:name="Table3.1" style:family="table-row">
      <style:table-row-properties style:min-row-height="1.501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8.076cm" table:align="center" style:writing-mode="lr-tb"/>
    </style:style>
    <style:style style:name="Table4.A" style:family="table-column">
      <style:table-column-properties style:column-width="12.054cm"/>
    </style:style>
    <style:style style:name="Table4.B" style:family="table-column">
      <style:table-column-properties style:column-width="6.02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fo:font-size="9pt" style:font-size-asian="9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officeooo:paragraph-rsid="0011fb6f"/>
    </style:style>
    <style:style style:name="P9" style:family="paragraph" style:parent-style-name="Standard">
      <style:paragraph-properties style:snap-to-layout-grid="false"/>
      <style:text-properties fo:font-size="11pt" fo:font-weight="bold" style:font-size-asian="11pt" style:font-weight-asian="bold"/>
    </style:style>
    <style:style style:name="P1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text-properties fo:font-size="10pt" style:font-size-asian="10pt"/>
    </style:style>
    <style:style style:name="P12" style:family="paragraph" style:parent-style-name="Standard">
      <style:paragraph-properties style:snap-to-layout-grid="false"/>
      <style:text-properties fo:font-size="10pt" fo:font-weight="bold" style:font-size-asian="10pt" style:font-weight-asian="bold"/>
    </style:style>
    <style:style style:name="P13" style:family="paragraph" style:parent-style-name="Standard">
      <style:text-properties fo:font-size="10pt" fo:font-style="italic" style:font-size-asian="10pt" style:font-style-asian="italic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1pt" fo:font-weight="bold" style:font-size-asian="11pt" style:font-weight-asian="bold" style:font-name-complex="Tahoma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ahoma" fo:font-size="11pt" fo:font-weight="bold" style:font-size-asian="11pt" style:font-weight-asian="bold" style:font-name-complex="Tahoma"/>
    </style:style>
    <style:style style:name="P16" style:family="paragraph" style:parent-style-name="Standard">
      <style:paragraph-properties style:snap-to-layout-grid="false"/>
      <style:text-properties style:font-name="Tahoma" fo:font-size="11pt" fo:font-weight="bold" style:font-size-asian="11pt" style:font-weight-asian="bold" style:font-name-complex="Tahoma"/>
    </style:style>
    <style:style style:name="P17" style:family="paragraph" style:parent-style-name="Standard">
      <style:text-properties style:font-name="Tahoma" fo:font-size="9pt" fo:font-weight="bold" style:font-size-asian="9pt" style:font-weight-asian="bold" style:font-name-complex="Tahoma"/>
    </style:style>
    <style:style style:name="P18" style:family="paragraph" style:parent-style-name="Standard">
      <style:paragraph-properties style:snap-to-layout-grid="false"/>
      <style:text-properties style:font-name="Tahoma" fo:font-size="9pt" fo:font-weight="bold" style:font-size-asian="9pt" style:font-weight-asian="bold" style:font-name-complex="Tahoma"/>
    </style:style>
    <style:style style:name="P19" style:family="paragraph" style:parent-style-name="Standard">
      <style:text-properties style:font-name="Tahoma" fo:font-size="10pt" style:font-size-asian="10pt" style:font-name-complex="Tahoma"/>
    </style:style>
    <style:style style:name="P20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style:snap-to-layout-grid="false"/>
      <style:text-properties fo:language="zxx" fo:country="none" fo:font-weight="normal" style:language-asian="zxx" style:country-asian="none" style:font-weight-asian="normal" style:font-weight-complex="normal"/>
    </style:style>
    <style:style style:name="P22" style:family="paragraph" style:parent-style-name="Standard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3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24" style:family="paragraph" style:parent-style-name="Standard">
      <style:paragraph-properties style:snap-to-layout-grid="false"/>
      <style:text-properties fo:language="zxx" fo:country="none" officeooo:paragraph-rsid="0011fb6f" style:language-asian="zxx" style:country-asian="none"/>
    </style:style>
    <style:style style:name="P25" style:family="paragraph" style:parent-style-name="Standard">
      <style:paragraph-properties fo:margin-left="-0.4cm" fo:margin-right="0cm" fo:text-indent="0cm" style:auto-text-indent="false" style:snap-to-layout-grid="false"/>
    </style:style>
    <style:style style:name="P26" style:family="paragraph" style:parent-style-name="Standard">
      <style:paragraph-properties fo:margin-top="0cm" fo:margin-bottom="0.212cm" loext:contextual-spacing="false" style:snap-to-layout-grid="false"/>
    </style:style>
    <style:style style:name="P27" style:family="paragraph" style:parent-style-name="Standard">
      <style:paragraph-properties fo:margin-left="1.27cm" fo:margin-right="0cm" fo:text-indent="0cm" style:auto-text-indent="false" style:snap-to-layout-grid="false"/>
      <style:text-properties fo:language="zxx" fo:country="none" fo:font-weight="normal" style:language-asian="zxx" style:country-asian="none" style:font-weight-asian="normal" style:font-weight-complex="normal"/>
    </style:style>
    <style:style style:name="P28" style:family="paragraph" style:parent-style-name="Standard">
      <style:paragraph-properties fo:margin-left="1.27cm" fo:margin-right="0cm" fo:text-indent="0cm" style:auto-text-indent="false" style:snap-to-layout-grid="false"/>
      <style:text-properties fo:font-size="12pt" fo:language="zxx" fo:country="none" fo:font-weight="normal" style:font-size-asian="12pt" style:language-asian="zxx" style:country-asian="none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 style:snap-to-layout-grid="false" style:writing-mode="lr-tb"/>
      <style:text-properties fo:language="zxx" fo:country="none" fo:font-weight="normal" style:language-asian="zxx" style:country-asian="none" style:font-weight-asian="normal" style:font-weight-complex="normal"/>
    </style:style>
    <style:style style:name="P30" style:family="paragraph" style:parent-style-name="Standard">
      <style:paragraph-properties fo:text-align="start" style:justify-single-word="false" style:snap-to-layout-grid="false" style:writing-mode="lr-tb"/>
    </style:style>
    <style:style style:name="P31" style:family="paragraph" style:parent-style-name="Standard" style:list-style-name="WW8Num2">
      <style:paragraph-properties fo:margin-left="1.376cm" fo:margin-right="0cm" fo:text-indent="-1.341cm" style:auto-text-indent="false" style:snap-to-layout-grid="false">
        <style:tab-stops>
          <style:tab-stop style:position="0.785cm"/>
        </style:tab-stops>
      </style:paragraph-properties>
      <style:text-properties fo:font-weight="bold" style:font-weight-asian="bold"/>
    </style:style>
    <style:style style:name="P32" style:family="paragraph" style:parent-style-name="Standard" style:master-page-name="Standard">
      <style:paragraph-properties fo:text-align="center" style:justify-single-word="false" style:page-number="auto"/>
    </style:style>
    <style:style style:name="P33" style:family="paragraph" style:parent-style-name="Footer">
      <style:text-properties fo:font-size="9pt" fo:language="en" fo:country="US" officeooo:rsid="0011fb6f" officeooo:paragraph-rsid="0011fb6f" style:font-size-asian="9pt"/>
    </style:style>
    <style:style style:name="T1" style:family="text">
      <style:text-properties fo:text-transform="uppercase" style:font-name="Tahoma" fo:font-size="14pt" fo:font-weight="bold" style:font-size-asian="14pt" style:font-weight-asian="bold" style:font-name-complex="Tahoma"/>
    </style:style>
    <style:style style:name="T2" style:family="text">
      <style:text-properties fo:text-transform="uppercase" style:font-name="Tahoma" fo:font-size="9pt" fo:font-weight="bold" style:font-size-asian="9pt" style:font-weight-asian="bold" style:font-name-complex="Tahoma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Tahoma" fo:font-size="11pt" fo:font-weight="bold" style:font-size-asian="11pt" style:font-weight-asian="bold" style:font-name-complex="Tahoma"/>
    </style:style>
    <style:style style:name="T5" style:family="text">
      <style:text-properties style:font-name="Tahoma" fo:font-size="11pt" fo:font-weight="bold" officeooo:rsid="0011fb6f" style:font-size-asian="11pt" style:font-weight-asian="bold" style:font-name-complex="Tahoma" style:font-weight-complex="normal"/>
    </style:style>
    <style:style style:name="T6" style:family="text">
      <style:text-properties style:font-name="Tahoma" style:font-name-complex="Tahoma"/>
    </style:style>
    <style:style style:name="T7" style:family="text">
      <style:text-properties style:font-name="Tahoma" fo:font-size="9pt" fo:font-weight="bold" style:font-size-asian="9pt" style:font-weight-asian="bold" style:font-name-complex="Tahoma"/>
    </style:style>
    <style:style style:name="T8" style:family="text">
      <style:text-properties style:font-name="Tahoma" fo:font-size="8pt" style:font-size-asian="8pt" style:font-name-complex="Tahoma"/>
    </style:style>
    <style:style style:name="T9" style:family="text">
      <style:text-properties style:font-name="Tahoma" fo:font-size="8pt" fo:font-weight="bold" style:font-size-asian="8pt" style:font-weight-asian="bold" style:font-name-complex="Tahoma"/>
    </style:style>
    <style:style style:name="T10" style:family="text">
      <style:text-properties style:font-name="Tahoma" fo:font-size="10pt" fo:font-weight="bold" style:font-size-asian="10pt" style:font-weight-asian="bold" style:font-name-complex="Tahoma"/>
    </style:style>
    <style:style style:name="T11" style:family="text">
      <style:text-properties style:font-name="Tahoma" fo:font-size="10pt" style:font-size-asian="10pt" style:font-name-complex="Tahoma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fo:font-style="italic" style:font-size-asian="10pt" style:font-style-asian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1pt" fo:font-weight="bold" style:font-size-asian="11pt" style:font-weight-asian="bold" style:font-size-complex="11pt"/>
    </style:style>
    <style:style style:name="T18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9" style:family="text">
      <style:text-properties fo:language="zxx" fo:country="none" fo:font-weight="normal" officeooo:rsid="0011fb6f" style:language-asian="zxx" style:country-asian="none" style:font-weight-asian="normal" style:font-weight-complex="normal"/>
    </style:style>
    <style:style style:name="T20" style:family="text">
      <style:text-properties fo:language="zxx" fo:country="none" fo:font-weight="bold" style:language-asian="zxx" style:country-asian="none" style:font-weight-asian="bold"/>
    </style:style>
    <style:style style:name="T21" style:family="text">
      <style:text-properties fo:language="zxx" fo:country="none" fo:font-weight="bold" officeooo:rsid="0011fb6f" style:language-asian="zxx" style:country-asian="none" style:font-weight-asian="bold"/>
    </style:style>
    <style:style style:name="T22" style:family="text">
      <style:text-properties fo:language="zxx" fo:country="none" style:language-asian="zxx" style:country-asian="none"/>
    </style:style>
    <style:style style:name="T23" style:family="text">
      <style:text-properties fo:language="zxx" fo:country="none" officeooo:rsid="0011fb6f" style:language-asian="zxx" style:country-asian="none"/>
    </style:style>
    <style:style style:name="T24" style:family="text">
      <style:text-properties fo:font-size="12pt" fo:language="zxx" fo:country="none" fo:font-weight="normal" style:font-size-asian="12pt" style:language-asian="zxx" style:country-asian="none" style:font-weight-asian="normal" style:font-size-complex="12pt" style:font-weight-complex="normal"/>
    </style:style>
    <style:style style:name="T25" style:family="text">
      <style:text-properties style:font-name="Symbol" fo:font-size="9pt" style:font-size-asian="9pt" style:font-name-complex="Symbol"/>
    </style:style>
    <style:style style:name="T26" style:family="text">
      <style:text-properties officeooo:rsid="0011fb6f"/>
    </style:style>
    <style:style style:name="fr1" style:family="graphic" style:parent-style-name="Frame">
      <style:graphic-properties fo:margin-left="0.319cm" fo:margin-right="0.319cm" style:run-through="background" style:wrap="parallel" style:number-wrapped-paragraphs="no-limit" style:vertical-pos="from-top" style:vertical-rel="paragraph" style:horizontal-pos="from-left" style:horizontal-rel="paragraph" fo:padding-left="0.263cm" fo:padding-right="0.263cm" fo:padding-top="0.136cm" fo:padding-bottom="0.136cm" fo:border="0.51pt solid 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Frame1" text:anchor-type="char" svg:x="15.759cm" svg:y="0.007cm" svg:width="2.3cm" svg:height="1.03cm" draw:z-index="0"><draw:text-box><text:p text:style-name="P1">Ref. No.</text:p></draw:text-box></draw:frame><text:span text:style-name="T1">Project /activity RISK ASSESSMENT FORM (ra2)</text:span></text:p>
      <text:p text:style-name="P3"/>
      <text:p text:style-name="P4"/>
      <text:p text:style-name="P6">Guidance on completing this form can be found in <text:span text:style-name="T26">[UNIVERSITY DOCUMENT]</text:span>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9">School / Dept / Unit</text:p>
            <text:p text:style-name="P11"/>
          </table:table-cell>
          <table:table-cell table:style-name="Table1.B1" table:number-columns-spanned="6" office:value-type="string">
            <text:p text:style-name="P7"><text:span text:style-name="T3"> </text:span><text:span text:style-name="T5">[DEPARTMENT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7" office:value-type="string">
            <text:p text:style-name="P15">A: <text:s text:c="2"/>Identifying workplace hazards and existing control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2">1. Brief summary of work activity or project assessed</text:p>
          </table:table-cell>
          <table:table-cell table:style-name="Table1.B3" table:number-columns-spanned="6" office:value-type="string">
            <text:p text:style-name="P20">The use of transcranial magnetic stimulation (TMS) for research purpos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2">2. List significant hazards</text:p>
          </table:table-cell>
          <table:table-cell table:style-name="Table1.B4" table:number-columns-spanned="6" office:value-type="string">
            <text:p text:style-name="P21">- Strong magnetic discharges of up to 3.5Tesla in strength and at a maximum frequency of 100Hz, producing acoustic impulse noise at up to or over a maximum of 140dB</text:p>
            <text:p text:style-name="P7"/>
            <text:p text:style-name="P21">- Electrical cables across the floor, from the equipment to electrical socket and between equipment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2">3. Relevant University or local guidelines or standards</text:p>
          </table:table-cell>
          <table:table-cell table:style-name="Table1.B5" table:number-columns-spanned="6" office:value-type="string">
            <text:p text:style-name="P25"><text:span text:style-name="T22">  - 'Rules of Operation' (approved by </text:span><text:span text:style-name="T23">[ETHICS REFERENCE]</text:span><text:span text:style-name="T22">)</text:span></text:p>
            <text:p text:style-name="P25"><text:span text:style-name="T22"><text:s text:c="4"/>- International 'Safety of TMS' Guidelines (Rossi et al., 2009, 2011)</text:span></text:p>
            <text:p text:style-name="P23">These guidelines will be followed, and should be referred to for further detail of the safety procedures to be followed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7"><text:span text:style-name="T14">4. List who might be exposed to the hazards</text:span><text:span text:style-name="T13"> </text:span><text:span text:style-name="T15">(e.g. staff, students, visitors, consider numbers at risk)</text:span></text:p>
          </table:table-cell>
          <table:table-cell table:style-name="Table1.B6" table:number-columns-spanned="6" office:value-type="string">
            <text:p text:style-name="P21">- Research and academic staff (5-10) </text:p>
            <text:p text:style-name="P21">- MSc and PhD students (5-10)</text:p>
            <text:p text:style-name="P21">- Volunteer participants in research studies (100 per year or more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26"><text:span text:style-name="T14">5. How might they be harmed?</text:span><text:span text:style-name="T13"> </text:span><text:span text:style-name="T15">(type of injury or health problem that might result)</text:span></text:p>
          </table:table-cell>
          <table:table-cell table:style-name="Table1.B7" table:number-columns-spanned="6" office:value-type="string">
            <text:p text:style-name="P7"><text:span text:style-name="T20">- </text:span><text:span text:style-name="T18">Electronic or magnetically-sensitive equipment/implants could malfunction </text:span></text:p>
            <text:p text:style-name="P21">- Induction of epileptic-like seizure</text:p>
            <text:p text:style-name="P21">- Minor ailments (headache, neck strain)</text:p>
            <text:p text:style-name="P21">- Tripping over ca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12">6. List control measures in place to reduce risks</text:p>
            <text:p text:style-name="P11"/>
            <text:p text:style-name="P13">Assess whether these controls are adequate, actually used in practice and regularly checked, where appropriate.</text:p>
          </table:table-cell>
          <table:table-cell table:style-name="Table1.B8" table:number-columns-spanned="6" office:value-type="string">
            <text:p text:style-name="P21">-Standard operating procedures will be followed:</text:p>
            <text:p text:style-name="P8"><text:span text:style-name="T18"><text:s/>- Rules of Operation (approved by the </text:span><text:span text:style-name="T19">[ETHICS REFERENCE]</text:span><text:span text:style-name="T18">). Specifically includes:</text:span></text:p>
            <text:p text:style-name="P27">- Training of all users; authorisation and oversight by the TMS Committee</text:p>
            <text:p text:style-name="P27">- Screening and exclusion of participants at increased risk of harm</text:p>
            <text:p text:style-name="P27">- Use of ear protection</text:p>
            <text:p text:style-name="P27">- Documentation of all experimental procedures</text:p>
            <text:p text:style-name="P7"><text:span text:style-name="T18"><text:s/>- International 'Safety of TMS' guidelines (Rossi et al., 2009, 2011)</text:span></text:p>
            <text:p text:style-name="P28">These procedures outline screening procedures to identify participants who are at increased risk of harm from the procedure. They also state the maximum limits of stimulation (intensity, frequency, duration)</text:p>
            <text:p text:style-name="P21">- The hardware has in-built limitations to its output (in both frequency and intensity) </text:p>
            <text:p text:style-name="P29">- The hardware has a safety mechanism to prevent accidental discharge (two switches for operation) </text:p>
            <text:p text:style-name="P30">- Equipment and cables stored and arranged safely during use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9">
          <table:table-cell table:style-name="Table1.A2" table:number-columns-spanned="7" office:value-type="string">
            <text:p text:style-name="P15"/>
            <text:p text:style-name="P15">B: <text:s text:c="2"/>Assessing the level of risk and further action needed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2" office:value-type="string">
            <text:p text:style-name="P12">7.1 How severe is any injury or health effect likely to be?</text:p>
          </table:table-cell>
          <table:covered-table-cell/>
          <table:table-cell table:style-name="Table1.C10" office:value-type="string">
            <text:p text:style-name="P18">Tick one box</text:p>
            <text:p text:style-name="Standard"><text:span text:style-name="T8">(</text:span><text:span text:style-name="T9">S</text:span><text:span text:style-name="T8"> =score given in brackets)</text:span></text:p>
          </table:table-cell>
          <table:table-cell table:style-name="Table1.D10" office:value-type="string">
            <text:p text:style-name="P7"><text:span text:style-name="T10">Minor </text:span><field:fieldmark text:name="__Fieldmark__0_1664405432" field:type="vnd.oasis.opendocument.field.FORMCHECKBOX"><field:param field:name="Checkbox_HelpText" field:value=""/><field:param field:name="Checkbox_Name" field:value=""/></field:fieldmark></text:p>
            <text:p text:style-name="P19">(1)</text:p>
          </table:table-cell>
          <table:table-cell table:style-name="Table1.E10" office:value-type="string">
            <text:p text:style-name="P7"><text:span text:style-name="T10">Serious </text:span><field:fieldmark text:name="__Fieldmark__1_1664405432" field:type="vnd.oasis.opendocument.field.FORMCHECKBOX"><field:param field:name="Checkbox_HelpText" field:value=""/><field:param field:name="Checkbox_Name" field:value=""/></field:fieldmark></text:p>
            <text:p text:style-name="P19">(2)</text:p>
          </table:table-cell>
          <table:table-cell table:style-name="Table1.F10" office:value-type="string">
            <text:p text:style-name="P7"><text:span text:style-name="T10">Major </text:span><field:fieldmark text:name="__Fieldmark__2_1664405432" field:type="vnd.oasis.opendocument.field.FORMCHECKBOX"><field:param field:name="Checkbox_HelpText" field:value=""/><field:param field:name="Checkbox_Name" field:value=""/></field:fieldmark></text:p>
            <text:p text:style-name="P19">(3)</text:p>
          </table:table-cell>
          <table:table-cell table:style-name="Table1.G10" office:value-type="string">
            <text:p text:style-name="P7"><text:span text:style-name="T10">Fatal </text:span><field:fieldmark text:name="__Fieldmark__3_1664405432" field:type="vnd.oasis.opendocument.field.FORMCHECKBOX"><field:param field:name="Checkbox_Checked" field:value="true"/><field:param field:name="Checkbox_HelpText" field:value=""/><field:param field:name="Checkbox_Name" field:value=""/></field:fieldmark></text:p>
            <text:p text:style-name="P19">(4)</text:p>
          </table:table-cell>
        </table:table-row>
        <table:table-row table:style-name="Table1.11">
          <table:table-cell table:style-name="Table1.A1" table:number-columns-spanned="2" office:value-type="string">
            <text:p text:style-name="P12">7.2. How likely is exposure to the hazard?</text:p>
          </table:table-cell>
          <table:covered-table-cell/>
          <table:table-cell table:style-name="Table1.C11" office:value-type="string">
            <text:p text:style-name="P18">Tick one box</text:p>
            <text:p text:style-name="Standard"><text:span text:style-name="T8">(</text:span><text:span text:style-name="T9">P</text:span><text:span text:style-name="T8"> =score given in brackets)</text:span></text:p>
          </table:table-cell>
          <table:table-cell table:style-name="Table1.D11" office:value-type="string">
            <text:p text:style-name="P7"><text:span text:style-name="T10">Very unlikely </text:span><field:fieldmark text:name="__Fieldmark__4_1664405432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0"><text:s/></text:span><text:span text:style-name="T11">(1)</text:span></text:p>
          </table:table-cell>
          <table:table-cell table:style-name="Table1.E11" office:value-type="string">
            <text:p text:style-name="P7"><text:span text:style-name="T10">Unlikely </text:span><field:fieldmark text:name="__Fieldmark__5_1664405432" field:type="vnd.oasis.opendocument.field.FORMCHECKBOX"><field:param field:name="Checkbox_HelpText" field:value=""/><field:param field:name="Checkbox_Name" field:value=""/></field:fieldmark></text:p>
            <text:p text:style-name="P19">(2)</text:p>
          </table:table-cell>
          <table:table-cell table:style-name="Table1.F11" office:value-type="string">
            <text:p text:style-name="P7"><text:span text:style-name="T10">Possible </text:span><field:fieldmark text:name="__Fieldmark__6_1664405432" field:type="vnd.oasis.opendocument.field.FORMCHECKBOX"><field:param field:name="Checkbox_HelpText" field:value=""/><field:param field:name="Checkbox_Name" field:value=""/></field:fieldmark></text:p>
            <text:p text:style-name="P19">(3)</text:p>
          </table:table-cell>
          <table:table-cell table:style-name="Table1.G11" office:value-type="string">
            <text:p text:style-name="P7"><text:span text:style-name="T10">Likely </text:span><field:fieldmark text:name="__Fieldmark__7_1664405432" field:type="vnd.oasis.opendocument.field.FORMCHECKBOX"><field:param field:name="Checkbox_HelpText" field:value=""/><field:param field:name="Checkbox_Name" field:value=""/></field:fieldmark></text:p>
            <text:p text:style-name="P19">(4)</text:p>
          </table:table-cell>
        </table:table-row>
        <table:table-row table:style-name="Table1.12">
          <table:table-cell table:style-name="Table1.A1" table:number-columns-spanned="2" office:value-type="string">
            <text:p text:style-name="P12">7.3. Calculate the risk score by multiplying the 2 scores in Q7.1 &amp; 7.2</text:p>
          </table:table-cell>
          <table:covered-table-cell/>
          <table:table-cell table:style-name="Table1.C12" office:value-type="string">
            <text:p text:style-name="P18">Risk Score</text:p>
            <text:p text:style-name="Standard"><text:span text:style-name="T7">(</text:span><text:span text:style-name="T2">s </text:span><text:span text:style-name="T7">x </text:span><text:span text:style-name="T2">P)</text:span><text:span text:style-name="T7"> = </text:span></text:p>
            <text:p text:style-name="P17"/>
          </table:table-cell>
          <table:table-cell table:style-name="Table1.D12" office:value-type="string">
            <text:p text:style-name="P16">Low</text:p>
            <text:p text:style-name="Standard"><field:fieldmark text:name="__Fieldmark__8_1664405432" field:type="vnd.oasis.opendocument.field.FORMCHECKBOX"><field:param field:name="Checkbox_HelpText" field:value=""/><field:param field:name="Checkbox_Name" field:value=""/></field:fieldmark><text:span text:style-name="T11"><text:s/>(1</text:span><text:span text:style-name="T25"></text:span><text:span text:style-name="T11">3)</text:span></text:p>
          </table:table-cell>
          <table:table-cell table:style-name="Table1.E12" office:value-type="string">
            <text:p text:style-name="P16">Medium</text:p>
            <text:p text:style-name="Standard"><field:fieldmark text:name="__Fieldmark__9_1664405432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1"><text:s/>(4</text:span><text:span text:style-name="T25"></text:span><text:span text:style-name="T11">6)</text:span></text:p>
          </table:table-cell>
          <table:table-cell table:style-name="Table1.F12" office:value-type="string">
            <text:p text:style-name="P16">High</text:p>
            <text:p text:style-name="Standard"><field:fieldmark text:name="__Fieldmark__10_1664405432" field:type="vnd.oasis.opendocument.field.FORMCHECKBOX"><field:param field:name="Checkbox_HelpText" field:value=""/><field:param field:name="Checkbox_Name" field:value=""/></field:fieldmark><text:span text:style-name="T11"><text:s/>(8</text:span><text:span text:style-name="T25"></text:span><text:span text:style-name="T11">9)</text:span></text:p>
          </table:table-cell>
          <table:table-cell table:style-name="Table1.G12" office:value-type="string">
            <text:p text:style-name="P16">Very High</text:p>
            <text:p text:style-name="Standard"><field:fieldmark text:name="__Fieldmark__11_1664405432" field:type="vnd.oasis.opendocument.field.FORMCHECKBOX"><field:param field:name="Checkbox_HelpText" field:value=""/><field:param field:name="Checkbox_Name" field:value=""/></field:fieldmark><text:span text:style-name="T11"><text:s/>(12</text:span><text:span text:style-name="T25"></text:span><text:span text:style-name="T11">16)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8. Immediate further action to be taken to make the situation safe / reduce risk to health <text:s/></text:p>
          </table:table-cell>
          <table:table-cell table:style-name="Table2.A1" office:value-type="string">
            <text:p text:style-name="P10">Action to be taken by whom?</text:p>
          </table:table-cell>
          <table:table-cell table:style-name="Table2.C1" office:value-type="string">
            <text:p text:style-name="P10">Implementation Date</text:p>
          </table:table-cell>
        </table:table-row>
        <table:table-row table:style-name="Table2.2">
          <table:table-cell table:style-name="Table2.A2" office:value-type="string">
            <text:p text:style-name="P21">- Warning signs changed to BS-compliant versions</text:p>
            <text:p text:style-name="P21"/>
            <text:p text:style-name="P21"/>
            <text:p text:style-name="P21">- Room and equipment re-organised and cable guides installed</text:p>
            <text:p text:style-name="P7"/>
            <text:p text:style-name="P21">- Attach first aid information (location and first aiders) to the trolley</text:p>
            <text:p text:style-name="P22">  </text:p>
            <text:p text:style-name="P21">- Implement the above on two further TMS machines acquired since last risk assessment</text:p>
          </table:table-cell>
          <table:table-cell table:style-name="Table2.B2" office:value-type="string">
            <text:p text:style-name="P23"><text:span text:style-name="T26">[PI]</text:span></text:p>
            <text:p text:style-name="P23"/>
            <text:p text:style-name="P23"><text:span text:style-name="T22"/></text:p>
            <text:p text:style-name="P24"><text:span text:style-name="T26">[PI]</text:span></text:p>
            <text:p text:style-name="P23"/>
            <text:p text:style-name="P24"><text:span text:style-name="T26">[PI]</text:span></text:p>
            <text:p text:style-name="P23"/>
            <text:p text:style-name="P24"><text:span text:style-name="T26">[PI]</text:span></text:p>
          </table:table-cell>
          <table:table-cell table:style-name="Table2.C2" office:value-type="string">
            <text:p text:style-name="P23"/>
            <text:p text:style-name="P23"/>
            <text:p text:style-name="P23"><text:span text:style-name="T3"/></text:p>
          </table:table-cell>
        </table:table-row>
        <table:table-row table:style-name="Table2.1">
          <table:table-cell table:style-name="Table2.A1" office:value-type="string">
            <text:p text:style-name="P5">9. Further action or additional controls needed to reduce risk as low as reasonably practicable </text:p>
          </table:table-cell>
          <table:table-cell table:style-name="Table2.A1" office:value-type="string">
            <text:p text:style-name="P10">Action to be taken by whom?</text:p>
          </table:table-cell>
          <table:table-cell table:style-name="Table2.C1" office:value-type="string">
            <text:p text:style-name="P10">Implementation Date</text:p>
          </table:table-cell>
        </table:table-row>
        <table:table-row table:style-name="Table2.4">
          <table:table-cell table:style-name="Table2.A4" office:value-type="string">
            <text:p text:style-name="P21"/>
          </table:table-cell>
          <table:table-cell table:style-name="Table2.B4" office:value-type="string">
            <text:p text:style-name="P21">  </text:p>
          </table:table-cell>
          <table:table-cell table:style-name="Table2.C4" office:value-type="string">
            <text:p text:style-name="P2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Name of Assessor </text:p>
            <text:p text:style-name="P2">(please print)</text:p>
          </table:table-cell>
          <table:table-cell table:style-name="Table3.B1" table:number-columns-spanned="2" office:value-type="string">
            <text:p text:style-name="P8"><text:span text:style-name="T20"> </text:span><text:span text:style-name="T21">[PI]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5">Signature of Assessor</text:p>
          </table:table-cell>
          <table:table-cell table:style-name="Table3.A1" office:value-type="string">
            <text:p text:style-name="P22">     </text:p>
          </table:table-cell>
          <table:table-cell table:style-name="Table3.B1" office:value-type="string">
            <text:p text:style-name="P7"><text:span text:style-name="T3">Date:</text:span><text:span text:style-name="T20"> </text:span></text:p>
          </table:table-cell>
        </table:table-row>
        <table:table-row table:style-name="Table3.1">
          <table:table-cell table:style-name="Table3.A1" office:value-type="string">
            <text:p text:style-name="P5">Signature of Head of Dept/School/Unit</text:p>
          </table:table-cell>
          <table:table-cell table:style-name="Table3.A1" office:value-type="string">
            <text:p text:style-name="P22">     </text:p>
          </table:table-cell>
          <table:table-cell table:style-name="Table3.B1" office:value-type="string">
            <text:p text:style-name="P7"><text:span text:style-name="T3">Date:</text:span><text:span text:style-name="T20">     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xml:id="list3848639344" text:style-name="WW8Num2">
              <text:list-item>
                <text:p text:style-name="P31">Date for Review </text:p>
              </text:list-item>
            </text:list>
            <text:p text:style-name="P2">(maximum 12 months from date of assessment)</text:p>
          </table:table-cell>
          <table:table-cell table:style-name="Table4.B1" office:value-type="string">
            <text:p text:style-name="P7"><text:span text:style-name="T20"> </text:span></text:p>
          </table:table-cell>
        </table:table-row>
      </table:table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" svg:font-family="'Lohit Hindi'"/>
    <style:font-face style:name="OpenSymbol" svg:font-family="OpenSymbol, 'Arial Unicode MS'"/>
    <style:font-face style:name="DejaVu Sans" svg:font-family="'DejaVu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font-size="10pt" fo:font-weight="bold" style:font-size-asian="10pt" style:font-weight-asian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weight="bold" style:font-weight-asian="bold"/>
    </style:style>
    <style:style style:name="Subtitle" style:family="paragraph" style:parent-style-name="Standard" style:next-style-name="Text_20_body" style:class="chapter"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10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font-size="9pt" fo:language="en" fo:country="US" officeooo:rsid="0011fb6f" officeooo:paragraph-rsid="0011fb6f" style:font-size-asian="9pt"/>
    </style:style>
    <style:style style:name="MT1" style:family="text">
      <style:text-properties fo:language="zxx" fo:country="none" style:language-asian="zxx" style:country-asian="none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49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231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[FILE LOCATION<text:span text:style-name="MT1">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TY OF GLAMORGAN</dc:title>
    <meta:initial-creator>John Curtis</meta:initial-creator>
    <meta:creation-date>2009-04-17T10:04:00</meta:creation-date>
    <dc:date>2023-10-13T11:08:17.469207662</dc:date>
    <meta:print-date>2004-09-09T09:51:00</meta:print-date>
    <meta:editing-cycles>17</meta:editing-cycles>
    <meta:editing-duration>P24DT15M34S</meta:editing-duration>
    <meta:document-statistic meta:table-count="4" meta:image-count="0" meta:object-count="0" meta:page-count="2" meta:paragraph-count="99" meta:word-count="613" meta:character-count="3690" meta:non-whitespace-character-count="3134"/>
    <meta:generator>LibreOffice/6.0.7.3$Linux_X86_64 LibreOffice_project/00m0$Build-3</meta:generator>
  </office:meta>
</office:document-meta>
</file>